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underline-style="none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weight-complex="bold" fo:font-weight="bold" style:font-name-asian="Monospace" style:font-name-complex="Monospace" style:font-size-asian="10pt" style:font-size-complex="10pt" style:font-weight-asian="bold" fo:color="#7f0055"/>
    </style:style>
    <style:style style:name="T13" style:family="text">
      <style:text-properties style:font-name-asian="Monospace" style:font-name-complex="Monospace" style:font-size-asian="10pt" style:font-size-complex="10pt" fo:color="#000000"/>
    </style:style>
    <style:style style:name="T14" style:family="text">
      <style:text-properties style:font-name-asian="Monospace" style:font-name-complex="Monospace" style:font-size-asian="10pt" style:font-size-complex="10pt" style:font-weight-asian="bold" fo:color="#7f0055" style:font-weight-complex="bold" fo:font-weight="bold"/>
    </style:style>
    <style:style style:name="T15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6" style:family="text">
      <style:text-properties style:font-name-asian="Monospace" style:font-name-complex="Monospace" style:font-size-asian="10pt" style:font-size-complex="10pt" style:text-underline-style="solid" style:text-underline-width="auto" style:text-underline-color="font-color" style:font-style-complex="italic" style:font-style-asian="italic" fo:font-style="italic" fo:color="#0000c0"/>
    </style:style>
    <style:style style:name="T17" style:family="text">
      <style:text-properties style:font-weight-complex="bold" fo:font-size="10pt" fo:color="#7f0055" fo:font-weight="bold" style:font-weight-asian="bold" style:font-name="Monospace" style:font-size-complex="10pt" style:font-size-asian="10pt" style:font-name-complex="Monospace" style:font-name-asian="Monospace"/>
    </style:style>
    <style:style style:name="T18" style:family="text">
      <style:text-properties fo:font-size="10pt" style:font-name="Monospace" style:font-size-complex="10pt" style:font-size-asian="10pt" style:font-name-complex="Monospace" style:font-name-asian="Monospace" fo:color="#000000"/>
    </style:style>
    <style:style style:name="T19" style:family="text">
      <style:text-properties fo:font-size="10pt" style:font-name="Monospace" style:font-size-complex="10pt" style:font-size-asian="10pt" style:font-name-complex="Monospace" style:font-name-asian="Monospace" fo:color="#7f0055" style:font-weight-complex="bold" style:font-weight-asian="bold" fo:font-weight="bold"/>
    </style:style>
    <style:style style:name="T20" style:family="text">
      <style:text-properties fo:font-size="10pt" style:font-name="Monospace" style:font-size-complex="10pt" style:font-size-asian="10pt" style:font-name-complex="Monospace" style:font-name-asian="Monospace" style:font-weight-complex="bold" style:font-weight-asian="bold" fo:color="#7f0055" fo:font-weight="bold"/>
    </style:style>
    <style:style style:name="T21" style:family="text">
      <style:text-properties fo:font-size="10pt" style:font-name="Monospace" style:font-size-complex="10pt" style:font-size-asian="10pt" style:font-name-complex="Monospace" style:font-name-asian="Monospace" style:font-weight-complex="bold" fo:font-weight="bold" style:font-weight-asian="bold" fo:color="#7f0055"/>
    </style:style>
    <style:style style:name="T22" style:family="text">
      <style:text-properties fo:font-size="10pt" style:font-name="Monospace" style:font-size-complex="10pt" style:font-size-asian="10pt" style:font-name-complex="Monospace" style:font-name-asian="Monospace" style:font-style-complex="italic" fo:font-style="italic" style:font-style-asian="italic" fo:color="#0000c0"/>
    </style:style>
    <style:style style:name="T23" style:family="text">
      <style:text-properties fo:font-size="10pt" style:font-name="Monospace" style:font-size-complex="10pt" style:font-size-asian="10pt" style:font-name-complex="Monospace" style:font-name-asian="Monospace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SET_ROOMS</text:span><text:span text:style-name="T13"> = (</text:span><text:span text:style-name="T15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GET_ROOMS</text:span><text:span text:style-name="T13"> = (</text:span><text:span text:style-name="T15">byte</text:span><text:span text:style-name="T13">) 0x29;</text:span></text:p>
          </table:table-cell>
          <table:table-cell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3" table:number-columns-repeated="8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style-name="ce12" office:value-type="string" calcext:value-type="string">
            <text:p>ACHTUNG:</text:p>
          </table:table-cell>
          <table:table-cell table:style-name="ce12" office:value-type="string" calcext:value-type="string">
            <text:p>Selbe INS-IDs wie in Student</text:p>
          </table:table-cell>
          <table:table-cell table:style-name="ce12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GET_DRINKS</text:span><text:span text:style-name="T18"> = (</text:span><text:span text:style-name="T23">byte</text:span><text:span text:style-name="T18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ADD_DRINK</text:span><text:span text:style-name="T18"> = (</text:span><text:span text:style-name="T23">byte</text:span><text:span text:style-name="T18">) 0x35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64 Getränke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SET_PAID_DRINKS</text:span><text:span text:style-name="T18"> = (</text:span><text:span text:style-name="T23">byte</text:span><text:span text:style-name="T18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12" office:value-type="string" calcext:value-type="string">
            <text:p>ACHTUNG:ByteArray muss selbe Länge wie AnzahlGetränke besitzen</text:p>
          </table:table-cell>
          <table:table-cell table:style-name="ce12" table:number-columns-repeated="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ADD_BONUS_OVERFLOW</text:span><text:span text:style-name="T18"> = (</text:span><text:span text:style-name="T23">short</text:span><text:span text:style-name="T18">) 0xE030;</text:span></text:p>
          </table:table-cell>
          <table:table-cell table:number-columns-repeated="5"/>
          <table:table-cell table:style-name="Default" office:value-type="string" calcext:value-type="string">
            <text:p>ACHTUNG:</text:p>
          </table:table-cell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SUB_BONUS_OVERFLOW</text:span><text:span text:style-name="T18"> = (</text:span><text:span text:style-name="T23">short</text:span><text:span text:style-name="T18">) 0xE031;</text:span></text:p>
          </table:table-cell>
          <table:table-cell table:style-name="ce11" table:number-columns-repeated="4"/>
          <table:table-cell/>
          <table:table-cell table:style-name="Default"/>
          <table:table-cell table:style-name="ce12" office:value-type="string" calcext:value-type="string">
            <text:p>Hex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SUB_INSUFFICIENT_BONUS</text:span><text:span text:style-name="T18"> = (</text:span><text:span text:style-name="T23">short</text:span><text:span text:style-name="T18">) 0xE032;</text:span></text:p>
          </table:table-cell>
          <table:table-cell table:number-columns-repeated="5"/>
          <table:table-cell table:style-name="Default"/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ADD_DRINK_HAD_TO_MUCH</text:span><text:span text:style-name="T18"> = (</text:span><text:span text:style-name="T23">short</text:span><text:span text:style-name="T18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Eintrittsbetrag anzeigen</text:p>
          </table:table-cell>
          <table:table-cell table:style-name="ce13"/>
        </table:table-row>
        <table:table-row table:style-name="ro2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4:15:49.9008149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09T15:36:22.160302009</dc:date>
    <meta:editing-duration>PT3H43M32S</meta:editing-duration>
    <meta:editing-cycles>25</meta:editing-cycles>
    <dc:creator>Dragonexodus </dc:creator>
    <meta:document-statistic meta:table-count="2" meta:cell-count="112" meta:object-count="0"/>
  </office:meta>
</office:document-meta>
</file>